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officeooo:paragraph-rsid="0055287e"/>
    </style:style>
    <style:style style:name="P5"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8"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4"><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4"><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4"><text:span text:style-name="T18"><text:s text:c="5"/></text:span><text:span text:style-name="T19">There’s something wrong with you. You can’t seem to hang onto a relationship for more than a few dates. You’re always looking for something better to come around the corner.</text:span></text:p>
      <text:p text:style-name="P4"><text:span text:style-name="T19"><text:s text:c="5"/></text:span><text:span text:style-name="T20">That something just happened to hit you with her motorcycle.</text:span></text:p>
      <text:p text:style-name="P7"/>
      <text:p text:style-name="P6">The Girl</text:p>
      <text:p text:style-name="P8"><text:s text:c="5"/>Her name is Melissa <text:span text:style-name="T22">and she is a goddess. Well at least you think she is. She’s a ray of sunshine on a cloudy d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00:46.562000000</dc:date>
    <meta:editing-cycles>88</meta:editing-cycles>
    <meta:editing-duration>PT2H22M53S</meta:editing-duration>
    <meta:generator>LibreOffice/7.4.0.3$Windows_X86_64 LibreOffice_project/f85e47c08ddd19c015c0114a68350214f7066f5a</meta:generator>
    <meta:document-statistic meta:table-count="0" meta:image-count="0" meta:object-count="0" meta:page-count="3" meta:paragraph-count="26" meta:word-count="701" meta:character-count="3722" meta:non-whitespace-character-count="2932"/>
    <meta:template xlink:type="simple" xlink:actuate="onRequest" xlink:title="Normal.dotm" xlink:href=""/>
  </office:meta>
</office:document-meta>
</file>